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stroke-dash="Fine_20_Dotted" svg:stroke-width="0.028cm" svg:stroke-color="#cccccc" draw:marker-start="Dimension_20_Lines" draw:marker-start-width="0.242cm" draw:marker-end="Dimension_20_Lines" draw:marker-end-width="0.242cm" draw:fill="none" draw:opacity="100%" draw:textarea-vertical-align="middle" fo:padding-top="0.139cm" fo:padding-bottom="0.139cm" fo:padding-left="0.264cm" fo:padding-right="0.264cm" draw:shadow-opacity="50%"/>
    </style:style>
    <style:style style:name="gr2" style:family="graphic" style:parent-style-name="standard">
      <style:graphic-properties draw:stroke="solid" draw:stroke-dash="Fine_20_Dashed" svg:stroke-width="0.018cm" svg:stroke-color="#000000" draw:marker-start-width="0.227cm" draw:marker-end-width="0.227cm" svg:stroke-opacity="100%" draw:fill="none" draw:fill-color="#000000" draw:opacity="100%" draw:textarea-horizontal-align="justify" draw:textarea-vertical-align="middle" draw:auto-grow-height="false" fo:min-height="0.142cm" fo:min-width="11.482cm" fo:padding-top="0.134cm" fo:padding-bottom="0.134cm" fo:padding-left="0.259cm" fo:padding-right="0.259cm" draw:shadow-opacity="50%"/>
    </style:style>
    <style:style style:name="gr3" style:family="graphic" style:parent-style-name="objectwithoutfill">
      <style:graphic-properties svg:stroke-width="0.028cm" svg:stroke-color="#cccccc" draw:marker-start-width="0.242cm" draw:marker-end-width="0.242cm" draw:fill="none" draw:opacity="100%" draw:textarea-vertical-align="middle" fo:padding-top="0.139cm" fo:padding-bottom="0.139cm" fo:padding-left="0.264cm" fo:padding-right="0.264cm" draw:shadow-opacity="50%"/>
    </style:style>
    <style:style style:name="gr4" style:family="graphic" style:parent-style-name="standard">
      <style:graphic-properties draw:stroke="dash" draw:stroke-dash="Fine_20_Dashed" svg:stroke-width="0.018cm" svg:stroke-color="#b2b2b2" draw:marker-start-width="0.227cm" draw:marker-end-width="0.227cm" svg:stroke-opacity="100%" draw:fill="none" draw:fill-color="#000000" draw:opacity="100%" draw:textarea-horizontal-align="justify" draw:textarea-vertical-align="middle" draw:auto-grow-height="false" fo:min-height="0.122cm" fo:min-width="0cm" fo:padding-top="0.134cm" fo:padding-bottom="0.134cm" fo:padding-left="0.259cm" fo:padding-right="0.259cm" draw:shadow-opacity="50%"/>
    </style:style>
    <style:style style:name="gr5" style:family="graphic" style:parent-style-name="standard">
      <style:graphic-properties draw:stroke="solid" draw:stroke-dash="Fine_20_Dashed" svg:stroke-width="0.018cm" svg:stroke-color="#000000" draw:marker-start-width="0.227cm" draw:marker-end-width="0.227cm" svg:stroke-opacity="100%" draw:fill="none" draw:fill-color="#ffffff" draw:opacity="100%" draw:textarea-horizontal-align="justify" draw:textarea-vertical-align="middle" draw:auto-grow-height="false" fo:min-height="0.522cm" fo:min-width="11.472cm" fo:padding-top="0.134cm" fo:padding-bottom="0.134cm" fo:padding-left="0.259cm" fo:padding-right="0.259cm" draw:shadow-opacity="50%"/>
    </style:style>
    <style:style style:name="gr6" style:family="graphic" style:parent-style-name="standard">
      <style:graphic-properties draw:stroke="solid" draw:stroke-dash="Fine_20_Dashed" svg:stroke-width="0.018cm" svg:stroke-color="#000000" draw:marker-start-width="0.227cm" draw:marker-end-width="0.227cm" draw:fill="none" draw:textarea-horizontal-align="justify" draw:textarea-vertical-align="middle" draw:auto-grow-height="false" fo:min-height="0.55cm" fo:min-width="0.3cm" fo:padding-top="0.134cm" fo:padding-bottom="0.134cm" fo:padding-left="0.259cm" fo:padding-right="0.259cm"/>
    </style:style>
    <style:style style:name="gr7" style:family="graphic" style:parent-style-name="standard">
      <style:graphic-properties draw:stroke="solid" draw:stroke-dash="Fine_20_Dashed" svg:stroke-width="0.018cm" svg:stroke-color="#000000" draw:marker-start-width="0.227cm" draw:marker-end-width="0.227cm" draw:fill="none" draw:textarea-horizontal-align="justify" draw:textarea-vertical-align="middle" draw:auto-grow-height="false" fo:min-height="0.522cm" fo:min-width="0.272cm" fo:padding-top="0.134cm" fo:padding-bottom="0.134cm" fo:padding-left="0.259cm" fo:padding-right="0.259cm"/>
    </style:style>
    <style:style style:name="gr8" style:family="graphic" style:parent-style-name="standard">
      <style:graphic-properties draw:stroke="dash" draw:stroke-dash="Fine_20_Dashed" svg:stroke-width="0.018cm" svg:stroke-color="#b2b2b2" draw:marker-start-width="0.227cm" draw:marker-end-width="0.227cm" svg:stroke-opacity="100%" draw:fill="none" draw:fill-color="#000000" draw:opacity="100%" draw:textarea-horizontal-align="justify" draw:textarea-vertical-align="middle" draw:auto-grow-height="false" fo:min-height="0.132cm" fo:min-width="0cm" fo:padding-top="0.134cm" fo:padding-bottom="0.134cm" fo:padding-left="0.259cm" fo:padding-right="0.259cm" draw:shadow-opacity="50%"/>
    </style:style>
    <style:style style:name="gr9" style:family="graphic" style:parent-style-name="standard">
      <style:graphic-properties draw:stroke="solid" draw:stroke-dash="Fine_20_Dashed" svg:stroke-width="0.018cm" svg:stroke-color="#000000" draw:marker-start-width="0.227cm" draw:marker-end-width="0.227cm" svg:stroke-opacity="100%" draw:fill="none" draw:fill-color="#ffffff" draw:opacity="100%" draw:textarea-horizontal-align="justify" draw:textarea-vertical-align="middle" draw:auto-grow-height="false" fo:min-height="0.532cm" fo:min-width="11.482cm" fo:padding-top="0.134cm" fo:padding-bottom="0.134cm" fo:padding-left="0.259cm" fo:padding-right="0.259cm" draw:shadow-opacity="50%"/>
    </style:style>
    <style:style style:name="gr10" style:family="graphic" style:parent-style-name="standard">
      <style:graphic-properties draw:stroke="solid" draw:stroke-dash="Fine_20_Dashed" svg:stroke-width="0.018cm" svg:stroke-color="#000000" draw:marker-start-width="0.227cm" draw:marker-end-width="0.227cm" draw:fill="none" draw:textarea-horizontal-align="justify" draw:textarea-vertical-align="middle" draw:auto-grow-height="false" fo:min-height="0.532cm" fo:min-width="0.282cm" fo:padding-top="0.134cm" fo:padding-bottom="0.134cm" fo:padding-left="0.259cm" fo:padding-right="0.259cm"/>
    </style:style>
    <style:style style:name="gr11" style:family="graphic" style:parent-style-name="standard">
      <style:graphic-properties svg:stroke-width="0.018cm" svg:stroke-color="#000000" draw:marker-start-width="0.227cm" draw:marker-end-width="0.227cm" draw:fill="none" draw:fill-color="#000000" draw:opacity="100%" draw:textarea-horizontal-align="justify" draw:textarea-vertical-align="middle" draw:auto-grow-height="false" fo:min-height="0.332cm" fo:min-width="11.482cm" fo:padding-top="0.134cm" fo:padding-bottom="0.134cm" fo:padding-left="0.259cm" fo:padding-right="0.259cm" draw:shadow-opacity="50%"/>
    </style:style>
    <style:style style:name="gr12" style:family="graphic" style:parent-style-name="standard">
      <style:graphic-properties draw:stroke="solid" draw:stroke-dash="Fine_20_Dashed" svg:stroke-width="0.018cm" svg:stroke-color="#000000" draw:marker-start-width="0.227cm" draw:marker-end-width="0.227cm" svg:stroke-opacity="0%" draw:fill="none" draw:textarea-horizontal-align="justify" draw:textarea-vertical-align="middle" draw:auto-grow-height="false" fo:min-height="0.332cm" fo:min-width="0cm" fo:padding-top="0.134cm" fo:padding-bottom="0.134cm" fo:padding-left="0.259cm" fo:padding-right="0.259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none" draw:fill-color="#000000" draw:opacity="100%"/>
      <style:paragraph-properties fo:text-align="center"/>
    </style:style>
    <style:style style:name="P3" style:family="paragraph">
      <loext:graphic-properties draw:fill="none" draw:fill-color="#ffffff" draw:opacity="10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color="#dddddd" fo:font-size="10pt" style:font-size-asian="10pt" style:font-size-complex="10pt"/>
    </style:style>
    <style:style style:name="T1" style:family="text">
      <style:text-properties fo:color="#dddddd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4.849cm" svg:y1="0cm" svg:x2="14.85cm" svg:y2="21cm">
          <text:p/>
        </draw:line>
        <draw:custom-shape draw:style-name="gr2" draw:text-style-name="P2" draw:layer="layout" svg:width="12cm" svg:height="0.41cm" svg:x="0.9cm" svg:y="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controls" svg:x1="14.85cm" svg:y1="0cm" svg:x2="14.85cm" svg:y2="1.5cm">
          <text:p/>
        </draw:line>
        <draw:line draw:style-name="gr3" draw:text-style-name="P1" draw:layer="controls" svg:x1="14.85cm" svg:y1="19.5cm" svg:x2="14.85cm" svg:y2="21cm">
          <text:p/>
        </draw:line>
        <draw:custom-shape draw:style-name="gr4" draw:text-style-name="P2" draw:layer="layout" svg:width="0.4cm" svg:height="0.4cm" svg:x="0.9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99cm" svg:height="0.4cm" svg:x="1.3cm" svg:y="2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cm" svg:height="0.4cm" svg:x="1.699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99cm" svg:height="0.4cm" svg:x="2.099cm" svg:y="2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cm" svg:height="0.4cm" svg:x="2.498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cm" svg:height="0.4cm" svg:x="2.898cm" svg:y="2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99cm" svg:height="0.4cm" svg:x="3.298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cm" svg:height="0.4cm" svg:x="3.697cm" svg:y="2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99cm" svg:height="0.4cm" svg:x="4.097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cm" svg:height="0.4cm" svg:x="4.496cm" svg:y="2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99cm" svg:height="0.4cm" svg:x="4.896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cm" svg:height="0.4cm" svg:x="5.295cm" svg:y="2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cm" svg:height="0.4cm" svg:x="5.695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99cm" svg:height="0.4cm" svg:x="6.095cm" svg:y="2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cm" svg:height="0.4cm" svg:x="6.494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99cm" svg:height="0.4cm" svg:x="6.894cm" svg:y="2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cm" svg:height="0.4cm" svg:x="7.293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cm" svg:height="0.4cm" svg:x="7.693cm" svg:y="2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99cm" svg:height="0.4cm" svg:x="8.093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cm" svg:height="0.4cm" svg:x="8.492cm" svg:y="2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99cm" svg:height="0.4cm" svg:x="8.892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99cm" svg:height="0.4cm" svg:x="9.691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cm" svg:height="0.4cm" svg:x="10.09cm" svg:y="2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cm" svg:height="0.4cm" svg:x="9.291cm" svg:y="2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99cm" svg:height="0.4cm" svg:x="10.492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cm" svg:height="0.4cm" svg:x="10.891cm" svg:y="2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99cm" svg:height="0.4cm" svg:x="11.291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cm" svg:height="0.4cm" svg:x="11.69cm" svg:y="2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99cm" svg:height="0.4cm" svg:x="12.091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cm" svg:height="0.4cm" svg:x="12.49cm" svg:y="2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2cm" svg:height="0.8cm" svg:x="0.9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8cm" svg:height="0.8cm" svg:x="0.9cm" svg:y="2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8cm" svg:height="0.8cm" svg:x="2.5cm" svg:y="2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8cm" svg:height="0.8cm" svg:x="4.1cm" svg:y="2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8cm" svg:height="0.8cm" svg:x="5.7cm" svg:y="2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8cm" svg:height="0.8cm" svg:x="7.3cm" svg:y="2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8cm" svg:height="0.8cm" svg:x="8.9cm" svg:y="2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8cm" svg:height="0.8cm" svg:x="10.5cm" svg:y="2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8cm" svg:height="0.8cm" svg:x="12.1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0.41cm" svg:x="0.9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0.4cm" svg:height="0.4cm" svg:x="0.9cm" svg:y="3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.3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.699cm" svg:y="3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.099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.498cm" svg:y="3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.898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3.298cm" svg:y="3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3.697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4.097cm" svg:y="3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4.496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4.896cm" svg:y="3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5.295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5.695cm" svg:y="3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6.095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6.494cm" svg:y="3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6.894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7.293cm" svg:y="3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7.693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8.093cm" svg:y="3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8.492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8.892cm" svg:y="3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9.691cm" svg:y="3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0.09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9.291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0.492cm" svg:y="3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0.891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1.291cm" svg:y="3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1.69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2.091cm" svg:y="3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2.49cm" svg:y="4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2cm" svg:height="0.8cm" svg:x="0.9cm" svg:y="3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0.9cm" svg:y="3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.5cm" svg:y="3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4.1cm" svg:y="3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5.7cm" svg:y="3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7.3cm" svg:y="3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8.9cm" svg:y="3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10.5cm" svg:y="3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12.1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0.41cm" svg:x="0.9cm" svg:y="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0.4cm" svg:height="0.4cm" svg:x="0.9cm" svg:y="5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.3cm" svg:y="5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.699cm" svg:y="5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.099cm" svg:y="5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.498cm" svg:y="5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.898cm" svg:y="5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3.298cm" svg:y="5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3.697cm" svg:y="5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4.097cm" svg:y="5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4.496cm" svg:y="5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4.896cm" svg:y="5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5.295cm" svg:y="5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5.695cm" svg:y="5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6.095cm" svg:y="5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6.494cm" svg:y="5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6.894cm" svg:y="5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7.293cm" svg:y="5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7.693cm" svg:y="5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8.093cm" svg:y="5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8.492cm" svg:y="5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8.892cm" svg:y="5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9.691cm" svg:y="5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0.09cm" svg:y="5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9.291cm" svg:y="5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0.492cm" svg:y="5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0.891cm" svg:y="5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1.291cm" svg:y="5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1.69cm" svg:y="5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2.091cm" svg:y="5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2.49cm" svg:y="5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2cm" svg:height="0.8cm" svg:x="0.9cm" svg:y="5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0.9cm" svg:y="5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.5cm" svg:y="5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4.1cm" svg:y="5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5.7cm" svg:y="5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7.3cm" svg:y="5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8.9cm" svg:y="5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10.5cm" svg:y="5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12.1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0.41cm" svg:x="0.9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0.4cm" svg:height="0.4cm" svg:x="0.9cm" svg:y="6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.3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.699cm" svg:y="6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.099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.498cm" svg:y="6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.898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3.298cm" svg:y="6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3.697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4.097cm" svg:y="6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4.496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4.896cm" svg:y="6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5.29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5.695cm" svg:y="6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6.09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6.494cm" svg:y="6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6.894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7.293cm" svg:y="6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7.693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8.093cm" svg:y="6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8.492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8.892cm" svg:y="6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9.691cm" svg:y="6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0.09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9.291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0.492cm" svg:y="6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0.891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1.291cm" svg:y="6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1.69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2.091cm" svg:y="6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2.49cm" svg:y="7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2cm" svg:height="0.8cm" svg:x="0.9cm" svg:y="6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0.9cm" svg:y="6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.5cm" svg:y="6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4.1cm" svg:y="6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5.7cm" svg:y="6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7.3cm" svg:y="6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8.9cm" svg:y="6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10.5cm" svg:y="6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12.1cm" svg:y="6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0.41cm" svg:x="0.9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0.4cm" svg:height="0.4cm" svg:x="0.9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.3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.699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.099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.498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.898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3.298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3.697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4.097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4.496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4.896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5.295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5.69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6.095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6.494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6.894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7.293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7.693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8.093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8.492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8.892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9.691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0.09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9.291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0.492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0.891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1.291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1.69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2.091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2.49cm" svg:y="8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2cm" svg:height="0.8cm" svg:x="0.9cm" svg:y="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0.9cm" svg:y="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.5cm" svg:y="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4.1cm" svg:y="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5.7cm" svg:y="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7.3cm" svg:y="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8.9cm" svg:y="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10.5cm" svg:y="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12.1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0.41cm" svg:x="0.9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0.4cm" svg:height="0.4cm" svg:x="0.9cm" svg:y="9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.3cm" svg:y="9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.699cm" svg:y="9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.099cm" svg:y="9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.498cm" svg:y="9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.898cm" svg:y="9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3.298cm" svg:y="9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3.697cm" svg:y="9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4.097cm" svg:y="9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4.496cm" svg:y="9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4.896cm" svg:y="9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5.295cm" svg:y="9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5.695cm" svg:y="9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6.095cm" svg:y="9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6.494cm" svg:y="9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6.894cm" svg:y="9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7.293cm" svg:y="9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7.693cm" svg:y="9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8.093cm" svg:y="9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8.492cm" svg:y="9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8.892cm" svg:y="9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9.691cm" svg:y="9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0.09cm" svg:y="9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9.291cm" svg:y="9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0.492cm" svg:y="9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0.891cm" svg:y="9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1.291cm" svg:y="9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1.69cm" svg:y="9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2.091cm" svg:y="9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2.49cm" svg:y="9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2cm" svg:height="0.8cm" svg:x="0.9cm" svg:y="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0.9cm" svg:y="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.5cm" svg:y="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4.1cm" svg:y="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5.7cm" svg:y="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7.3cm" svg:y="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8.9cm" svg:y="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10.5cm" svg:y="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12.1cm" svg:y="9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0.41cm" svg:x="0.9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0.4cm" svg:height="0.4cm" svg:x="0.9cm" svg:y="10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.3cm" svg:y="1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.699cm" svg:y="10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.099cm" svg:y="1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.498cm" svg:y="10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.898cm" svg:y="1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3.298cm" svg:y="10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3.697cm" svg:y="1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4.097cm" svg:y="10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4.496cm" svg:y="1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4.896cm" svg:y="10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5.295cm" svg:y="1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5.695cm" svg:y="10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6.095cm" svg:y="1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6.494cm" svg:y="10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6.894cm" svg:y="1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7.293cm" svg:y="10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7.693cm" svg:y="1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8.093cm" svg:y="10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8.492cm" svg:y="1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8.892cm" svg:y="10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9.691cm" svg:y="10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0.09cm" svg:y="1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9.291cm" svg:y="1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0.492cm" svg:y="10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0.891cm" svg:y="1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1.291cm" svg:y="10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1.69cm" svg:y="1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2.091cm" svg:y="10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2.49cm" svg:y="11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2cm" svg:height="0.8cm" svg:x="0.9cm" svg:y="10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0.9cm" svg:y="10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.5cm" svg:y="10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4.1cm" svg:y="10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5.7cm" svg:y="10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7.3cm" svg:y="10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8.9cm" svg:y="10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10.5cm" svg:y="10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12.1cm" svg:y="10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0.41cm" svg:x="0.9cm" svg:y="1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0.4cm" svg:height="0.4cm" svg:x="0.9cm" svg:y="1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.3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.699cm" svg:y="1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.099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.498cm" svg:y="1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.898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3.298cm" svg:y="1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3.697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4.097cm" svg:y="1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4.496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4.896cm" svg:y="1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5.295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5.695cm" svg:y="1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6.095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6.494cm" svg:y="1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6.894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7.293cm" svg:y="1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7.693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8.093cm" svg:y="1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8.492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8.892cm" svg:y="1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9.691cm" svg:y="1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0.09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9.291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0.492cm" svg:y="1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0.891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1.291cm" svg:y="1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1.69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2.091cm" svg:y="1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2.49cm" svg:y="12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2cm" svg:height="0.8cm" svg:x="0.9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0.9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.5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4.1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5.7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7.3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8.9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10.5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12.1cm" svg:y="12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0.41cm" svg:x="0.9cm" svg:y="1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0.4cm" svg:height="0.4cm" svg:x="0.9cm" svg:y="13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.3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.699cm" svg:y="13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.099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.498cm" svg:y="13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.898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3.298cm" svg:y="13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3.697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4.097cm" svg:y="13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4.496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4.896cm" svg:y="13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5.29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5.695cm" svg:y="13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6.09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6.494cm" svg:y="13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6.894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7.293cm" svg:y="13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7.693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8.093cm" svg:y="13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8.492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8.892cm" svg:y="13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9.691cm" svg:y="13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0.09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9.291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0.492cm" svg:y="13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0.891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1.291cm" svg:y="13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1.69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2.091cm" svg:y="13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2.49cm" svg:y="14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2cm" svg:height="0.8cm" svg:x="0.9cm" svg:y="13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0.9cm" svg:y="13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.5cm" svg:y="13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4.1cm" svg:y="13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5.7cm" svg:y="13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7.3cm" svg:y="13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8.9cm" svg:y="13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10.5cm" svg:y="13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12.1cm" svg:y="1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0.41cm" svg:x="0.9cm" svg:y="1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0.4cm" svg:height="0.4cm" svg:x="0.9cm" svg:y="15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.3cm" svg:y="1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.699cm" svg:y="15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.099cm" svg:y="1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.498cm" svg:y="15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.898cm" svg:y="1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3.298cm" svg:y="15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3.697cm" svg:y="1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4.097cm" svg:y="15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4.496cm" svg:y="1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4.896cm" svg:y="15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5.295cm" svg:y="1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5.695cm" svg:y="15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6.095cm" svg:y="1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6.494cm" svg:y="15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6.894cm" svg:y="1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7.293cm" svg:y="15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7.693cm" svg:y="1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8.093cm" svg:y="15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8.492cm" svg:y="1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8.892cm" svg:y="15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9.691cm" svg:y="15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0.09cm" svg:y="1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9.291cm" svg:y="1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0.492cm" svg:y="15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0.891cm" svg:y="1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1.291cm" svg:y="15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1.69cm" svg:y="1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2.091cm" svg:y="15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2.49cm" svg:y="15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2cm" svg:height="0.8cm" svg:x="0.9cm" svg:y="1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0.9cm" svg:y="1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.5cm" svg:y="1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4.1cm" svg:y="1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5.7cm" svg:y="1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7.3cm" svg:y="1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8.9cm" svg:y="1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10.5cm" svg:y="1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12.1cm" svg:y="1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0.41cm" svg:x="0.9cm" svg:y="1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0.4cm" svg:height="0.4cm" svg:x="0.9cm" svg:y="1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.3cm" svg:y="16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.699cm" svg:y="1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.099cm" svg:y="16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.498cm" svg:y="1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.898cm" svg:y="16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3.298cm" svg:y="1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3.697cm" svg:y="16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4.097cm" svg:y="1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4.496cm" svg:y="16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4.896cm" svg:y="1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5.295cm" svg:y="16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5.695cm" svg:y="1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6.095cm" svg:y="16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6.494cm" svg:y="1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6.894cm" svg:y="16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7.293cm" svg:y="1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7.693cm" svg:y="16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8.093cm" svg:y="1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8.492cm" svg:y="16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8.892cm" svg:y="1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9.691cm" svg:y="1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0.09cm" svg:y="16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9.291cm" svg:y="16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0.492cm" svg:y="1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0.891cm" svg:y="16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1.291cm" svg:y="1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1.69cm" svg:y="16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2.091cm" svg:y="1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2.49cm" svg:y="16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2cm" svg:height="0.8cm" svg:x="0.9cm" svg:y="16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0.9cm" svg:y="16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.5cm" svg:y="16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4.1cm" svg:y="16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5.7cm" svg:y="16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7.3cm" svg:y="16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8.9cm" svg:y="16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10.5cm" svg:y="16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12.1cm" svg:y="1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0.41cm" svg:x="0.9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0.4cm" svg:height="0.4cm" svg:x="0.9cm" svg:y="17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.3cm" svg:y="18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.699cm" svg:y="17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.099cm" svg:y="18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.498cm" svg:y="17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.898cm" svg:y="18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3.298cm" svg:y="17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3.697cm" svg:y="18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4.097cm" svg:y="17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4.496cm" svg:y="18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4.896cm" svg:y="17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5.295cm" svg:y="18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5.695cm" svg:y="17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6.095cm" svg:y="18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6.494cm" svg:y="17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6.894cm" svg:y="18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7.293cm" svg:y="17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7.693cm" svg:y="18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8.093cm" svg:y="17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8.492cm" svg:y="18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8.892cm" svg:y="17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9.691cm" svg:y="17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0.09cm" svg:y="18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9.291cm" svg:y="18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0.492cm" svg:y="17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0.891cm" svg:y="18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1.291cm" svg:y="17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1.69cm" svg:y="18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2.091cm" svg:y="17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2.49cm" svg:y="18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2cm" svg:height="0.8cm" svg:x="0.9cm" svg:y="17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0.9cm" svg:y="17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.5cm" svg:y="17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4.1cm" svg:y="17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5.7cm" svg:y="17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7.3cm" svg:y="17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8.9cm" svg:y="17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10.5cm" svg:y="17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12.1cm" svg:y="17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0.41cm" svg:x="0.9cm" svg:y="1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0.4cm" svg:height="0.4cm" svg:x="0.9cm" svg:y="19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.3cm" svg:y="19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.699cm" svg:y="19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.099cm" svg:y="19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.498cm" svg:y="19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.898cm" svg:y="19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3.298cm" svg:y="19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3.697cm" svg:y="19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4.097cm" svg:y="19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4.496cm" svg:y="19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4.896cm" svg:y="19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5.295cm" svg:y="19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5.695cm" svg:y="19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6.095cm" svg:y="19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6.494cm" svg:y="19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6.894cm" svg:y="19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7.293cm" svg:y="19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7.693cm" svg:y="19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8.093cm" svg:y="19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8.492cm" svg:y="19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8.892cm" svg:y="19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9.691cm" svg:y="19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0.09cm" svg:y="19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9.291cm" svg:y="19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0.492cm" svg:y="19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0.891cm" svg:y="19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1.291cm" svg:y="19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1.69cm" svg:y="19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2.091cm" svg:y="19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2.49cm" svg:y="19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2cm" svg:height="0.8cm" svg:x="0.9cm" svg:y="19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0.9cm" svg:y="19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.5cm" svg:y="19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4.1cm" svg:y="19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5.7cm" svg:y="19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7.3cm" svg:y="19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8.9cm" svg:y="19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10.5cm" svg:y="19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12.1cm" svg:y="19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0.41cm" svg:x="16.8cm" svg:y="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0.4cm" svg:height="0.4cm" svg:x="16.8cm" svg:y="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7.2cm" svg:y="2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7.599cm" svg:y="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7.999cm" svg:y="2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8.398cm" svg:y="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8.798cm" svg:y="2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9.198cm" svg:y="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9.597cm" svg:y="2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9.997cm" svg:y="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0.396cm" svg:y="2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0.796cm" svg:y="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1.195cm" svg:y="2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1.595cm" svg:y="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1.995cm" svg:y="2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2.394cm" svg:y="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2.794cm" svg:y="2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3.193cm" svg:y="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3.593cm" svg:y="2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3.993cm" svg:y="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4.392cm" svg:y="2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4.792cm" svg:y="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5.591cm" svg:y="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5.99cm" svg:y="2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5.191cm" svg:y="2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6.392cm" svg:y="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6.791cm" svg:y="2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7.191cm" svg:y="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7.59cm" svg:y="2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7.991cm" svg:y="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8.39cm" svg:y="2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2cm" svg:height="0.8cm" svg:x="16.8cm" svg:y="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16.8cm" svg:y="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18.4cm" svg:y="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0cm" svg:y="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1.6cm" svg:y="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3.2cm" svg:y="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4.8cm" svg:y="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6.4cm" svg:y="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8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0.41cm" svg:x="16.8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0.4cm" svg:height="0.4cm" svg:x="16.8cm" svg:y="3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7.2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7.599cm" svg:y="3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7.999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8.398cm" svg:y="3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8.798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9.198cm" svg:y="3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9.597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9.997cm" svg:y="3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0.396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0.796cm" svg:y="3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1.195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1.595cm" svg:y="3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1.995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2.394cm" svg:y="3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2.794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3.193cm" svg:y="3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3.593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3.993cm" svg:y="3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4.392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4.792cm" svg:y="3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5.591cm" svg:y="3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5.99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5.191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6.392cm" svg:y="3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6.791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7.191cm" svg:y="3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7.59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7.991cm" svg:y="3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8.39cm" svg:y="4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2cm" svg:height="0.8cm" svg:x="16.8cm" svg:y="3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16.8cm" svg:y="3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18.4cm" svg:y="3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0cm" svg:y="3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1.6cm" svg:y="3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3.2cm" svg:y="3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4.8cm" svg:y="3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6.4cm" svg:y="3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8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0.41cm" svg:x="16.8cm" svg:y="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0.4cm" svg:height="0.4cm" svg:x="16.8cm" svg:y="5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7.2cm" svg:y="5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7.599cm" svg:y="5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7.999cm" svg:y="5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8.398cm" svg:y="5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8.798cm" svg:y="5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9.198cm" svg:y="5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9.597cm" svg:y="5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9.997cm" svg:y="5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0.396cm" svg:y="5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0.796cm" svg:y="5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1.195cm" svg:y="5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1.595cm" svg:y="5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1.995cm" svg:y="5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2.394cm" svg:y="5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2.794cm" svg:y="5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3.193cm" svg:y="5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3.593cm" svg:y="5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3.993cm" svg:y="5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4.392cm" svg:y="5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4.792cm" svg:y="5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5.591cm" svg:y="5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5.99cm" svg:y="5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5.191cm" svg:y="5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6.392cm" svg:y="5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6.791cm" svg:y="5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7.191cm" svg:y="5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7.59cm" svg:y="5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7.991cm" svg:y="5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8.39cm" svg:y="5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2cm" svg:height="0.8cm" svg:x="16.8cm" svg:y="5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16.8cm" svg:y="5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18.4cm" svg:y="5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0cm" svg:y="5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1.6cm" svg:y="5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3.2cm" svg:y="5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4.8cm" svg:y="5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6.4cm" svg:y="5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8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0.41cm" svg:x="16.8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0.4cm" svg:height="0.4cm" svg:x="16.8cm" svg:y="6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7.2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7.599cm" svg:y="6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7.999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8.398cm" svg:y="6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8.798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9.198cm" svg:y="6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9.597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9.997cm" svg:y="6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0.396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0.796cm" svg:y="6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1.19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1.595cm" svg:y="6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1.995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2.394cm" svg:y="6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2.794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3.193cm" svg:y="6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3.593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3.993cm" svg:y="6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4.392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4.792cm" svg:y="6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5.591cm" svg:y="6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5.99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5.191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6.392cm" svg:y="6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6.791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7.191cm" svg:y="6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7.59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7.991cm" svg:y="6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8.39cm" svg:y="7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2cm" svg:height="0.8cm" svg:x="16.8cm" svg:y="6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16.8cm" svg:y="6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18.4cm" svg:y="6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0cm" svg:y="6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1.6cm" svg:y="6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3.2cm" svg:y="6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4.8cm" svg:y="6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6.4cm" svg:y="6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8cm" svg:y="6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0.41cm" svg:x="16.8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0.4cm" svg:height="0.4cm" svg:x="16.8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7.2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7.599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7.999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8.398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8.798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9.198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9.597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9.997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0.396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0.796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1.195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1.595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1.995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2.394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2.794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3.193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3.593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3.993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4.392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4.792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5.591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5.99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5.191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6.392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6.791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7.191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7.59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7.991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8.39cm" svg:y="8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2cm" svg:height="0.8cm" svg:x="16.8cm" svg:y="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16.8cm" svg:y="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18.4cm" svg:y="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0cm" svg:y="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1.6cm" svg:y="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3.2cm" svg:y="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4.8cm" svg:y="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6.4cm" svg:y="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8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0.41cm" svg:x="16.8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0.4cm" svg:height="0.4cm" svg:x="16.8cm" svg:y="9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7.2cm" svg:y="9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7.599cm" svg:y="9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7.999cm" svg:y="9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8.398cm" svg:y="9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8.798cm" svg:y="9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9.198cm" svg:y="9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9.597cm" svg:y="9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9.997cm" svg:y="9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0.396cm" svg:y="9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0.796cm" svg:y="9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1.195cm" svg:y="9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1.595cm" svg:y="9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1.995cm" svg:y="9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2.394cm" svg:y="9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2.794cm" svg:y="9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3.193cm" svg:y="9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3.593cm" svg:y="9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3.993cm" svg:y="9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4.392cm" svg:y="9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4.792cm" svg:y="9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5.591cm" svg:y="9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5.99cm" svg:y="9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5.191cm" svg:y="9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6.392cm" svg:y="9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6.791cm" svg:y="9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7.191cm" svg:y="9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7.59cm" svg:y="9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7.991cm" svg:y="9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8.39cm" svg:y="9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2cm" svg:height="0.8cm" svg:x="16.8cm" svg:y="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16.8cm" svg:y="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18.4cm" svg:y="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0cm" svg:y="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1.6cm" svg:y="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3.2cm" svg:y="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4.8cm" svg:y="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6.4cm" svg:y="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8cm" svg:y="9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0.41cm" svg:x="16.8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0.4cm" svg:height="0.4cm" svg:x="16.8cm" svg:y="10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7.2cm" svg:y="1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7.599cm" svg:y="10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7.999cm" svg:y="1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8.398cm" svg:y="10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8.798cm" svg:y="1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9.198cm" svg:y="10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9.597cm" svg:y="1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9.997cm" svg:y="10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0.396cm" svg:y="1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0.796cm" svg:y="10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1.195cm" svg:y="1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1.595cm" svg:y="10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1.995cm" svg:y="1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2.394cm" svg:y="10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2.794cm" svg:y="1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3.193cm" svg:y="10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3.593cm" svg:y="1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3.993cm" svg:y="10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4.392cm" svg:y="1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4.792cm" svg:y="10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5.591cm" svg:y="10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5.99cm" svg:y="1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5.191cm" svg:y="1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6.392cm" svg:y="10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6.791cm" svg:y="1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7.191cm" svg:y="10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7.59cm" svg:y="1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7.991cm" svg:y="10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8.39cm" svg:y="11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2cm" svg:height="0.8cm" svg:x="16.8cm" svg:y="10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16.8cm" svg:y="10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18.4cm" svg:y="10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0cm" svg:y="10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1.6cm" svg:y="10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3.2cm" svg:y="10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4.8cm" svg:y="10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6.4cm" svg:y="10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8cm" svg:y="10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0.41cm" svg:x="16.8cm" svg:y="1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0.4cm" svg:height="0.4cm" svg:x="16.8cm" svg:y="1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7.2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7.599cm" svg:y="1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7.999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8.398cm" svg:y="1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8.798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9.198cm" svg:y="1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9.597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9.997cm" svg:y="1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0.396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0.796cm" svg:y="1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1.195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1.595cm" svg:y="1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1.995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2.394cm" svg:y="1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2.794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3.193cm" svg:y="1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3.593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3.993cm" svg:y="1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4.392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4.792cm" svg:y="1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5.591cm" svg:y="1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5.99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5.191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6.392cm" svg:y="1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6.791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7.191cm" svg:y="1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7.59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7.991cm" svg:y="1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8.39cm" svg:y="12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2cm" svg:height="0.8cm" svg:x="16.8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16.8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18.4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0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1.6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3.2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4.8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6.4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8cm" svg:y="12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0.41cm" svg:x="16.8cm" svg:y="1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0.4cm" svg:height="0.4cm" svg:x="16.8cm" svg:y="13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7.2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7.599cm" svg:y="13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7.999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8.398cm" svg:y="13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8.798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9.198cm" svg:y="13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9.597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9.997cm" svg:y="13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0.396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0.796cm" svg:y="13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1.19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1.595cm" svg:y="13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1.995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2.394cm" svg:y="13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2.794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3.193cm" svg:y="13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3.593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3.993cm" svg:y="13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4.392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4.792cm" svg:y="13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5.591cm" svg:y="13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5.99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5.191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6.392cm" svg:y="13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6.791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7.191cm" svg:y="13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7.59cm" svg:y="1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7.991cm" svg:y="13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8.39cm" svg:y="14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2cm" svg:height="0.8cm" svg:x="16.8cm" svg:y="13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16.8cm" svg:y="13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18.4cm" svg:y="13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0cm" svg:y="13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1.6cm" svg:y="13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3.2cm" svg:y="13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4.8cm" svg:y="13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6.4cm" svg:y="13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8cm" svg:y="1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0.41cm" svg:x="16.8cm" svg:y="1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0.4cm" svg:height="0.4cm" svg:x="16.8cm" svg:y="15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7.2cm" svg:y="1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7.599cm" svg:y="15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7.999cm" svg:y="1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8.398cm" svg:y="15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8.798cm" svg:y="1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9.198cm" svg:y="15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9.597cm" svg:y="1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9.997cm" svg:y="15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0.396cm" svg:y="1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0.796cm" svg:y="15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1.195cm" svg:y="1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1.595cm" svg:y="15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1.995cm" svg:y="1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2.394cm" svg:y="15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2.794cm" svg:y="1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3.193cm" svg:y="15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3.593cm" svg:y="1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3.993cm" svg:y="15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4.392cm" svg:y="1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4.792cm" svg:y="15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5.591cm" svg:y="15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5.99cm" svg:y="1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5.191cm" svg:y="1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6.392cm" svg:y="15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6.791cm" svg:y="1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7.191cm" svg:y="15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7.59cm" svg:y="1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7.991cm" svg:y="15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8.39cm" svg:y="15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2cm" svg:height="0.8cm" svg:x="16.8cm" svg:y="1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16.8cm" svg:y="1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18.4cm" svg:y="1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0cm" svg:y="1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1.6cm" svg:y="1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3.2cm" svg:y="1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4.8cm" svg:y="1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6.4cm" svg:y="1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8cm" svg:y="1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0.41cm" svg:x="16.8cm" svg:y="1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0.4cm" svg:height="0.4cm" svg:x="16.8cm" svg:y="1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7.2cm" svg:y="16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7.599cm" svg:y="1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7.999cm" svg:y="16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8.398cm" svg:y="1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8.798cm" svg:y="16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9.198cm" svg:y="1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9.597cm" svg:y="16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9.997cm" svg:y="1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0.396cm" svg:y="16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0.796cm" svg:y="1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1.195cm" svg:y="16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1.595cm" svg:y="1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1.995cm" svg:y="16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2.394cm" svg:y="1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2.794cm" svg:y="16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3.193cm" svg:y="1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3.593cm" svg:y="16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3.993cm" svg:y="1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4.392cm" svg:y="16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4.792cm" svg:y="1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5.591cm" svg:y="1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5.99cm" svg:y="16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5.191cm" svg:y="16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6.392cm" svg:y="1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6.791cm" svg:y="16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7.191cm" svg:y="1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7.59cm" svg:y="16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7.991cm" svg:y="1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8.39cm" svg:y="16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2cm" svg:height="0.8cm" svg:x="16.8cm" svg:y="16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16.8cm" svg:y="16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18.4cm" svg:y="16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0cm" svg:y="16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1.6cm" svg:y="16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3.2cm" svg:y="16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4.8cm" svg:y="16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6.4cm" svg:y="16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8cm" svg:y="1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0.41cm" svg:x="16.8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0.4cm" svg:height="0.4cm" svg:x="16.8cm" svg:y="17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7.2cm" svg:y="18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7.599cm" svg:y="17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7.999cm" svg:y="18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8.398cm" svg:y="17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8.798cm" svg:y="18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9.198cm" svg:y="17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9.597cm" svg:y="18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9.997cm" svg:y="17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0.396cm" svg:y="18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0.796cm" svg:y="17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1.195cm" svg:y="18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1.595cm" svg:y="17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1.995cm" svg:y="18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2.394cm" svg:y="17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2.794cm" svg:y="18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3.193cm" svg:y="17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3.593cm" svg:y="18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3.993cm" svg:y="17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4.392cm" svg:y="18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4.792cm" svg:y="17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5.591cm" svg:y="17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5.99cm" svg:y="18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5.191cm" svg:y="18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6.392cm" svg:y="17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6.791cm" svg:y="18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7.191cm" svg:y="17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7.59cm" svg:y="18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7.991cm" svg:y="17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8.39cm" svg:y="18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2cm" svg:height="0.8cm" svg:x="16.8cm" svg:y="17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16.8cm" svg:y="17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18.4cm" svg:y="17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0cm" svg:y="17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1.6cm" svg:y="17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3.2cm" svg:y="17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4.8cm" svg:y="17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6.4cm" svg:y="17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8cm" svg:y="17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0.41cm" svg:x="16.8cm" svg:y="1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0.4cm" svg:height="0.4cm" svg:x="16.8cm" svg:y="19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7.2cm" svg:y="19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7.599cm" svg:y="19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7.999cm" svg:y="19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8.398cm" svg:y="19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8.798cm" svg:y="19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9.198cm" svg:y="19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19.597cm" svg:y="19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19.997cm" svg:y="19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0.396cm" svg:y="19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0.796cm" svg:y="19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1.195cm" svg:y="19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1.595cm" svg:y="19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1.995cm" svg:y="19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2.394cm" svg:y="19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2.794cm" svg:y="19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3.193cm" svg:y="19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3.593cm" svg:y="19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3.993cm" svg:y="19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4.392cm" svg:y="19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4.792cm" svg:y="19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5.591cm" svg:y="19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5.99cm" svg:y="19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5.191cm" svg:y="19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6.392cm" svg:y="19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6.791cm" svg:y="19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7.191cm" svg:y="19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7.59cm" svg:y="19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399cm" svg:height="0.4cm" svg:x="27.991cm" svg:y="19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cm" svg:height="0.4cm" svg:x="28.39cm" svg:y="19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2cm" svg:height="0.8cm" svg:x="16.8cm" svg:y="19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16.8cm" svg:y="19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18.4cm" svg:y="19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0cm" svg:y="19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1.6cm" svg:y="19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3.2cm" svg:y="19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4.8cm" svg:y="19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6.4cm" svg:y="19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cm" svg:height="0.8cm" svg:x="28cm" svg:y="19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2cm" svg:height="0.6cm" svg:x="0.9cm" svg:y="0.88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2cm" svg:height="0.6cm" svg:x="16.8cm" svg:y="0.88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404cm" svg:height="0.6cm" svg:x="9.7cm" svg:y="0.894cm">
          <text:p text:style-name="P5"><text:span text:style-name="T1">年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404cm" svg:height="0.6cm" svg:x="11.1cm" svg:y="0.894cm">
          <text:p text:style-name="P5"><text:span text:style-name="T1">月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404cm" svg:height="0.6cm" svg:x="12.5cm" svg:y="0.894cm">
          <text:p text:style-name="P5"><text:span text:style-name="T1">日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404cm" svg:height="0.6cm" svg:x="17.6cm" svg:y="0.894cm">
          <text:p text:style-name="P5"><text:span text:style-name="T1">年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404cm" svg:height="0.6cm" svg:x="19cm" svg:y="0.894cm">
          <text:p text:style-name="P5"><text:span text:style-name="T1">月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404cm" svg:height="0.6cm" svg:x="20.4cm" svg:y="0.894cm">
          <text:p text:style-name="P5"><text:span text:style-name="T1">日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7cm" fo:margin-bottom="0.7cm" fo:margin-left="0.7cm" fo:margin-right="0.7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2T18:35:37.522000000</meta:creation-date>
    <meta:print-date>2018-10-27T18:40:19.774000000</meta:print-date>
    <dc:date>2018-10-27T21:39:58.848000000</dc:date>
    <meta:editing-duration>PT2H51M21S</meta:editing-duration>
    <meta:editing-cycles>19</meta:editing-cycles>
    <meta:generator>LibreOffice/6.0.6.2$Windows_X86_64 LibreOffice_project/0c292870b25a325b5ed35f6b45599d2ea4458e77</meta:generator>
    <meta:document-statistic meta:object-count="1051"/>
  </office:meta>
</office:document-meta>
</file>